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4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4-08-2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4-07-23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4-05-23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4-04-1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5384" calcext:value-type="float">
            <text:p>-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4-03-2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5632" calcext:value-type="float">
            <text:p>-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3-12-20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192" calcext:value-type="float">
            <text:p>-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3-11-20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3-10-2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6024" calcext:value-type="float">
            <text:p>-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3-09-2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3-08-23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3-07-1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3-04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8704" calcext:value-type="float">
            <text:p>-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3-03-22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82" calcext:value-type="float">
            <text:p>-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3-02-2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4944" calcext:value-type="float">
            <text:p>-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3-01-29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832" calcext:value-type="float">
            <text:p>-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2-12-11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5616" calcext:value-type="float">
            <text:p>-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2-11-2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2-10-20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2-09-22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2-08-22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2-06-1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2-04-2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6616" calcext:value-type="float">
            <text:p>-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2-03-16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5424" calcext:value-type="float">
            <text:p>-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2-02-1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7512" calcext:value-type="float">
            <text:p>-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2-01-18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148" calcext:value-type="float">
            <text:p>-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1-12-1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8456" calcext:value-type="float">
            <text:p>-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1-11-2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2216" calcext:value-type="float">
            <text:p>-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1-10-26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1-08-16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1-07-1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1-06-22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1-05-1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66" calcext:value-type="float">
            <text:p>-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1-04-1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7992" calcext:value-type="float">
            <text:p>-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1-03-1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5464" calcext:value-type="float">
            <text:p>-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1-02-23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108" calcext:value-type="float">
            <text:p>-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0-12-24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5656" calcext:value-type="float">
            <text:p>-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0-11-12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0-10-15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0-06-19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0-05-14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0-04-1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396" calcext:value-type="float">
            <text:p>-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0-03-2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1392" calcext:value-type="float">
            <text:p>-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20-02-1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7992" calcext:value-type="float">
            <text:p>-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9-12-09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4672" calcext:value-type="float">
            <text:p>-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9-11-11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9-10-08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9-09-13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9-08-1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9-07-0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9-06-10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2152" calcext:value-type="float">
            <text:p>-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9-05-1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7704" calcext:value-type="float">
            <text:p>-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9-04-1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5696" calcext:value-type="float">
            <text:p>-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9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9224" calcext:value-type="float">
            <text:p>-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8-12-14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1024" calcext:value-type="float">
            <text:p>-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8-11-14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2536" calcext:value-type="float">
            <text:p>-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8-10-1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8-07-2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8-06-07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8-05-14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8-04-05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3944" calcext:value-type="float">
            <text:p>-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8-03-08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3816" calcext:value-type="float">
            <text:p>-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8-01-10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0456" calcext:value-type="float">
            <text:p>-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7-12-11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9832" calcext:value-type="float">
            <text:p>-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7-11-13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6056" calcext:value-type="float">
            <text:p>-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7-10-1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7-03-09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8992" calcext:value-type="float">
            <text:p>-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7-02-14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6112" calcext:value-type="float">
            <text:p>-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7-01-10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6-12-0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336" calcext:value-type="float">
            <text:p>-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6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6-09-15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4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4-09-1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4-08-13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4-07-14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4-06-30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4-04-1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6344" calcext:value-type="float">
            <text:p>-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4-03-1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3544" calcext:value-type="float">
            <text:p>-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4-02-26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2104" calcext:value-type="float">
            <text:p>-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3-11-1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3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3-07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3-05-1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3-04-2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336" calcext:value-type="float">
            <text:p>-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3-03-2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024" calcext:value-type="float">
            <text:p>-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3-02-1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9224" calcext:value-type="float">
            <text:p>-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3-01-1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2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3384" calcext:value-type="float">
            <text:p>-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2-10-1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2-09-1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2-08-1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2-06-25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4584" calcext:value-type="float">
            <text:p>-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2-05-2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0584" calcext:value-type="float">
            <text:p>-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2-04-1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9704" calcext:value-type="float">
            <text:p>-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2-03-2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6904" calcext:value-type="float">
            <text:p>-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2-02-2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3544" calcext:value-type="float">
            <text:p>-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2-01-1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9224" calcext:value-type="float">
            <text:p>-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1-11-3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024" calcext:value-type="float">
            <text:p>-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1-10-1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1-09-26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1-08-1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1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1-06-1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1-05-1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6264" calcext:value-type="float">
            <text:p>-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1-04-1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7304" calcext:value-type="float">
            <text:p>-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1-03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2184" calcext:value-type="float">
            <text:p>-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1-02-16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8824" calcext:value-type="float">
            <text:p>-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1-01-1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3544" calcext:value-type="float">
            <text:p>-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0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8664" calcext:value-type="float">
            <text:p>-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0-10-1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0-09-2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0-08-1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0-07-2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0-05-1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5464" calcext:value-type="float">
            <text:p>-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0-04-2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9304" calcext:value-type="float">
            <text:p>-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0-03-2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4104" calcext:value-type="float">
            <text:p>-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0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2664" calcext:value-type="float">
            <text:p>-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10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9304" calcext:value-type="float">
            <text:p>-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9-12-1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024" calcext:value-type="float">
            <text:p>-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9-11-1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1624" calcext:value-type="float">
            <text:p>-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9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9624" calcext:value-type="float">
            <text:p>-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9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9-08-2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9-06-1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2024" calcext:value-type="float">
            <text:p>-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9-05-2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5384" calcext:value-type="float">
            <text:p>-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7944" calcext:value-type="float">
            <text:p>-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0744" calcext:value-type="float">
            <text:p>-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0744" calcext:value-type="float">
            <text:p>-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8-06-1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8-04-1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0264" calcext:value-type="float">
            <text:p>-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8-03-2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9784" calcext:value-type="float">
            <text:p>-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8-02-1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2664" calcext:value-type="float">
            <text:p>-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7-11-1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0792" calcext:value-type="float">
            <text:p>-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7-10-1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1464" calcext:value-type="float">
            <text:p>-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7-09-1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7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7-06-2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7784" calcext:value-type="float">
            <text:p>-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7-04-1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8616" calcext:value-type="float">
            <text:p>-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8072" calcext:value-type="float">
            <text:p>-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7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7864" calcext:value-type="float">
            <text:p>-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2648" calcext:value-type="float">
            <text:p>-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6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1336" calcext:value-type="float">
            <text:p>-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6072" calcext:value-type="float">
            <text:p>-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6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3376" calcext:value-type="float">
            <text:p>-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6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8112" calcext:value-type="float">
            <text:p>-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3904" calcext:value-type="float">
            <text:p>-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5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5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1672" calcext:value-type="float">
            <text:p>-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5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2336" calcext:value-type="float">
            <text:p>-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5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488" calcext:value-type="float">
            <text:p>-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0664" calcext:value-type="float">
            <text:p>-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4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4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52" calcext:value-type="float">
            <text:p>-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4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008" calcext:value-type="float">
            <text:p>-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6968" calcext:value-type="float">
            <text:p>-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624" calcext:value-type="float">
            <text:p>-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3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3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624" calcext:value-type="float">
            <text:p>-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3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344" calcext:value-type="float">
            <text:p>-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3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144" calcext:value-type="float">
            <text:p>-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52" calcext:value-type="float">
            <text:p>-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2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2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2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2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2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16" calcext:value-type="float">
            <text:p>-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968" calcext:value-type="float">
            <text:p>-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1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1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1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336" calcext:value-type="float">
            <text:p>-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16" calcext:value-type="float">
            <text:p>-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1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1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576" calcext:value-type="float">
            <text:p>-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0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0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0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0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0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928" calcext:value-type="float">
            <text:p>-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024" calcext:value-type="float">
            <text:p>-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2000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352" calcext:value-type="float">
            <text:p>-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9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064" calcext:value-type="float">
            <text:p>-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9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36" calcext:value-type="float">
            <text:p>-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9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72" calcext:value-type="float">
            <text:p>-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528" calcext:value-type="float">
            <text:p>-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624" calcext:value-type="float">
            <text:p>-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152" calcext:value-type="float">
            <text:p>-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9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584" calcext:value-type="float">
            <text:p>-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9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016" calcext:value-type="float">
            <text:p>-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8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488" calcext:value-type="float">
            <text:p>-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8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8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0896" calcext:value-type="float">
            <text:p>-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8696" calcext:value-type="float">
            <text:p>-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5232" calcext:value-type="float">
            <text:p>-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5672" calcext:value-type="float">
            <text:p>-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8472" calcext:value-type="float">
            <text:p>-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7056" calcext:value-type="float">
            <text:p>-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4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4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3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52" calcext:value-type="float">
            <text:p>-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1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76" calcext:value-type="float">
            <text:p>-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62" calcext:value-type="float">
            <text:p>-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6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6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66" calcext:value-type="float">
            <text:p>-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5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3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8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7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6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451055010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06" meta:object-count="0"/>
    <meta:user-defined meta:name="AppVersion">3.0</meta:user-defined>
  </office:meta>
</office:document-meta>
</file>